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2D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2DSVGHandler.renderSVGDocument( RendererContext context , Document d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Java2DSVGHandler.supportsRender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2DSVGHandler.getJava2DInfo( Render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2DSVGHandler.Java2DSVG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